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vResourceLocatorImpl.isSameWorkspace( DavResource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LocatorImpl.isRoo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Locator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LocatorImpl.getWorkspace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vResourceLocatorImpl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LocatorImpl.getResourc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LocatorImpl.DavResourceLocatorImpl( String prefix , String workspacePath , String resourcePath , AbstractLocatorFactory facto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vResourceLocatorImpl.getRepository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LocatorImpl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vResourceLocatorImpl.getWorkspac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catorFactory.createResourceLocator( String prefix , String href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bstractLocatorFactory.AbstractLocatorFactory( String path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catorFactory.createResourceLocator( String prefix , String workspacePath , String path , boolean isResourc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ocatorFactory.createResourceLocator( String prefix , String workspacePath , String resourc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LocatorImpl.getHref( boolean is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LocatorImpl.isSameWorkspace( String workspac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vResourceLocatorImpl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